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6b793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7160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918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a0957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4">4</text:span><text:span text:style-name="T3">.</text:span><text:span text:style-name="T8">1</text:span><text:span text:style-name="T1">. </text:span><text:span text:style-name="T8">En los ojos de la compu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9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6T10:59:55.735000000</dc:date>
    <meta:editing-duration>PT18M27S</meta:editing-duration>
    <meta:editing-cycles>36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11" meta:character-count="65" meta:non-whitespace-character-count="57"/>
  </office:meta>
</office:document-meta>
</file>